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f3c6" officeooo:paragraph-rsid="001af3c6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af3c6" officeooo:paragraph-rsid="001af3c6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nement</text:p>
      <text:p text:style-name="P1"/>
      <text:p text:style-name="P1">Base de donnée</text:p>
      <text:p text:style-name="P2">- une ligne dans la table des recherches en cours</text:p>
      <text:p text:style-name="P2">- dans la table des articles, quelque articles test pour vérifier qu’il n’y aura pas de doublons</text:p>
      <text:p text:style-name="P2"/>
      <text:p text:style-name="P1">Mock module</text:p>
      <text:p text:style-name="P1"/>
      <text:p text:style-name="P2">- il y aura un module qui s’occupera de lancer des requêtes http</text:p>
      <text:p text:style-name="P2">- tous les modules enfants auront leur mock module. Leur tâche sera d’envoyer les données tests. Les données tests seront des articles, des tf-idf et un fichier de clus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1:05:10.716674405</meta:creation-date>
    <dc:date>2022-03-13T21:26:58.264491977</dc:date>
    <meta:editing-duration>PT20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5" meta:character-count="419" meta:non-whitespace-character-count="351"/>
  </office:meta>
</office:document-meta>
</file>